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Fine_20_Dott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draw:fill="none" draw:textarea-vertical-align="middle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4cm" svg:height="14.1cm" svg:x="10.07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10.072cm" svg:y="6.025cm">
          <text:p text:style-name="P1"><text:span text:style-name="T1">PBuffer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10.072cm" svg:y="11.952cm">
          <text:p text:style-name="P1"><text:span text:style-name="T1">CBuffer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2.1cm" svg:x="10.072cm" svg:y="16cm">
          <text:p text:style-name="P1"><text:span text:style-name="T1">CBuffer n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51cm" svg:height="0.725cm" svg:x="5.9cm" svg:y="5.9cm">
          <draw:text-box>
            <text:p><text:span text:style-name="T1">PBUFFER0_ADDR</text:span></text:p>
          </draw:text-box>
        </draw:frame>
        <draw:frame draw:style-name="gr3" draw:text-style-name="P3" draw:layer="layout" svg:width="4.172cm" svg:height="0.725cm" svg:x="5.9cm" svg:y="11.8cm">
          <draw:text-box>
            <text:p><text:span text:style-name="T1">CBUFFER0_ADDR</text:span></text:p>
          </draw:text-box>
        </draw:frame>
        <draw:frame draw:style-name="gr3" draw:text-style-name="P3" draw:layer="layout" svg:width="4.172cm" svg:height="0.725cm" svg:x="5.9cm" svg:y="15.8cm">
          <draw:text-box>
            <text:p><text:span text:style-name="T1">CBUFFERn_ADDR</text:span></text:p>
          </draw:text-box>
        </draw:frame>
        <draw:custom-shape draw:style-name="gr2" draw:text-style-name="P2" draw:layer="layout" svg:width="4cm" svg:height="2cm" svg:x="10.072cm" svg:y="10cm">
          <text:p text:style-name="P1"><text:span text:style-name="T1">PBuffer 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072cm" svg:y1="8.2cm" svg:x2="12.072cm" svg:y2="9.9cm">
          <text:p/>
        </draw:line>
        <draw:frame draw:style-name="gr3" draw:text-style-name="P3" draw:layer="layout" svg:width="4.151cm" svg:height="0.725cm" svg:x="5.9cm" svg:y="9.8cm">
          <draw:text-box>
            <text:p><text:span text:style-name="T1">PBUFFERn_ADDR</text:span></text:p>
          </draw:text-box>
        </draw:frame>
        <draw:line draw:style-name="gr4" draw:text-style-name="P1" draw:layer="layout" svg:x1="12.072cm" svg:y1="14.1cm" svg:x2="12.072cm" svg:y2="15.8cm">
          <text:p/>
        </draw:line>
        <draw:custom-shape draw:style-name="gr1" draw:text-style-name="P1" draw:layer="layout" svg:width="4cm" svg:height="14cm" svg:x="21.044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21.044cm" svg:y="6cm">
          <text:p text:style-name="P1"><text:span text:style-name="T1">CBuffer 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2cm" svg:x="21.044cm" svg:y="11.952cm">
          <text:p text:style-name="P1"><text:span text:style-name="T1">PBuffer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cm" svg:height="2.1cm" svg:x="21.044cm" svg:y="16cm">
          <text:p text:style-name="P1"><text:span text:style-name="T1">PBuffer n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172cm" svg:height="0.725cm" svg:x="16.872cm" svg:y="5.9cm">
          <draw:text-box>
            <text:p><text:span text:style-name="T1">CBUFFER0_ADDR</text:span></text:p>
          </draw:text-box>
        </draw:frame>
        <draw:frame draw:style-name="gr3" draw:text-style-name="P3" draw:layer="layout" svg:width="4.151cm" svg:height="0.725cm" svg:x="16.872cm" svg:y="11.8cm">
          <draw:text-box>
            <text:p><text:span text:style-name="T1">PBUFFERn_ADDR</text:span></text:p>
          </draw:text-box>
        </draw:frame>
        <draw:frame draw:style-name="gr3" draw:text-style-name="P3" draw:layer="layout" svg:width="4.151cm" svg:height="0.725cm" svg:x="16.872cm" svg:y="15.8cm">
          <draw:text-box>
            <text:p><text:span text:style-name="T1">PBUFFERn_ADDR</text:span></text:p>
          </draw:text-box>
        </draw:frame>
        <draw:custom-shape draw:style-name="gr2" draw:text-style-name="P2" draw:layer="layout" svg:width="4cm" svg:height="2cm" svg:x="21.044cm" svg:y="10cm">
          <text:p text:style-name="P1"><text:span text:style-name="T1">CBuffer n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3.044cm" svg:y1="8.2cm" svg:x2="23.044cm" svg:y2="9.9cm">
          <text:p/>
        </draw:line>
        <draw:frame draw:style-name="gr3" draw:text-style-name="P3" draw:layer="layout" svg:width="4.172cm" svg:height="0.725cm" svg:x="16.872cm" svg:y="9.8cm">
          <draw:text-box>
            <text:p><text:span text:style-name="T1">CBUFFERn_ADDR</text:span></text:p>
          </draw:text-box>
        </draw:frame>
        <draw:line draw:style-name="gr4" draw:text-style-name="P1" draw:layer="layout" svg:x1="23.044cm" svg:y1="14.1cm" svg:x2="23.044cm" svg:y2="15.8cm">
          <text:p/>
        </draw:line>
        <draw:line draw:style-name="gr5" draw:text-style-name="P1" draw:layer="layout" svg:x1="15.7cm" svg:y1="4.7cm" svg:x2="15.5cm" svg:y2="19.8cm">
          <text:p/>
        </draw:line>
        <draw:frame draw:style-name="gr3" draw:text-style-name="P4" draw:layer="layout" svg:width="2.936cm" svg:height="0.882cm" svg:x="9.9cm" svg:y="4.2cm">
          <draw:text-box>
            <text:p><text:span text:style-name="T2">PCP view</text:span></text:p>
          </draw:text-box>
        </draw:frame>
        <draw:frame draw:style-name="gr3" draw:text-style-name="P4" draw:layer="layout" svg:width="4.549cm" svg:height="0.882cm" svg:x="20.9cm" svg:y="4.2cm">
          <draw:text-box>
            <text:p><text:span text:style-name="T2">Application view</text:span></text:p>
          </draw:text-box>
        </draw:frame>
        <draw:custom-shape draw:style-name="gr6" draw:text-style-name="P2" draw:layer="layout" svg:width="4cm" svg:height="1cm" svg:x="10.072cm" svg:y="5cm">
          <text:p text:style-name="P2">ConsAc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cm" svg:x="10.072cm" svg:y="18.1cm">
          <text:p text:style-name="P2">ProdAc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cm" svg:x="21.044cm" svg:y="5cm">
          <text:p text:style-name="P2">ConsAck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cm" svg:height="1cm" svg:x="21.044cm" svg:y="18cm">
          <text:p text:style-name="P2">ProdAck</text:p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09:28:35.16</meta:creation-date>
    <dc:date>2013-06-27T10:02:33.33</dc:date>
    <meta:editing-duration>PT8H15M15S</meta:editing-duration>
    <meta:editing-cycles>7</meta:editing-cycles>
    <meta:generator>LibreOffice/3.4$Win32 LibreOffice_project/340m1$Build-302</meta:generator>
    <meta:document-statistic meta:object-count="29"/>
  </office:meta>
</office:document-meta>
</file>